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12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  <table:table-cell table:style-name="ce1"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3:.F3])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4:.F4])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5:.F5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:.F6])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F7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F8])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4"/>
          <table:table-cell table:style-name="ce4"/>
          <table:table-cell table:number-columns-repeated="3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</table:table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# fortran standard</text:p>
          </table:table-cell>
          <table:table-cell table:style-name="ce5" office:value-type="string" calcext:value-type="string">
            <text:p>Total (175)</text:p>
          </table:table-cell>
          <table:table-cell table:style-name="ce5"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</table:table>
      <table:table table:name="pfunit" table:style-name="ta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# Response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1)</text:p>
          </table:table-cell>
          <table:table-cell table:style-name="ce1" office:value-type="string" calcext:value-type="string">
            <text:p>Soton (21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:.F2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SUM([.B3:.F3])" office:value-type="float" office:value="176" calcext:value-type="float">
            <text:p>176</text:p>
          </table:table-cell>
          <table:table-cell table:number-columns-repeated="1017"/>
        </table:table-row>
      </table:table>
      <table:table table:name="plplot" table:style-name="ta1"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>
            <text:p># Response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21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F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SUM([.B3:.F3])" office:value-type="float" office:value="176" calcext:value-type="float">
            <text:p>176</text:p>
          </table:table-cell>
        </table:table-row>
      </table:table>
      <table:table table:name="softeng" table:style-name="ta1"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>
            <text:p># Response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21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2:.F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3:.F3])" office:value-type="float" office:value="151" calcext:value-type="float">
            <text:p>151</text:p>
          </table:table-cell>
        </table:table-row>
      </table:table>
      <table:table table:name="verscon" table:style-name="ta1"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# Response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21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B2:.F2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3:.F3])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0:22:20.13965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6-07-04T10:39:39.307873920</dc:date>
    <dc:creator>Wadud Miah</dc:creator>
    <meta:editing-duration>PT1H18M46S</meta:editing-duration>
    <meta:editing-cycles>6</meta:editing-cycles>
    <meta:generator>LibreOffice/4.3.7.2$Linux_X86_64 LibreOffice_project/430$Build-2</meta:generator>
    <meta:document-statistic meta:table-count="6" meta:cell-count="156" meta:object-count="0"/>
  </office:meta>
</office:document-meta>
</file>